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df18" officeooo:paragraph-rsid="0010df18"/>
    </style:style>
    <style:style style:name="P2" style:family="paragraph" style:parent-style-name="Standard">
      <style:paragraph-properties fo:text-align="justify" style:justify-single-word="false"/>
      <style:text-properties officeooo:rsid="0010df18" officeooo:paragraph-rsid="00161bc5"/>
    </style:style>
    <style:style style:name="P3" style:family="paragraph" style:parent-style-name="Standard">
      <style:paragraph-properties fo:text-align="justify" style:justify-single-word="false"/>
      <style:text-properties officeooo:rsid="00126b55" officeooo:paragraph-rsid="00126b55"/>
    </style:style>
    <style:style style:name="P4" style:family="paragraph" style:parent-style-name="Standard">
      <style:paragraph-properties fo:text-align="justify" style:justify-single-word="false"/>
      <style:text-properties officeooo:rsid="00126b55" officeooo:paragraph-rsid="00137baa"/>
    </style:style>
    <style:style style:name="P5" style:family="paragraph" style:parent-style-name="Standard">
      <style:paragraph-properties fo:text-align="justify" style:justify-single-word="false"/>
      <style:text-properties officeooo:rsid="0012edb9" officeooo:paragraph-rsid="0012edb9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126b55" officeooo:paragraph-rsid="00126b55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italic" officeooo:rsid="0012edb9" officeooo:paragraph-rsid="0012edb9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137baa" officeooo:paragraph-rsid="00137baa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137baa" officeooo:paragraph-rsid="0015b4c5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14699d" officeooo:paragraph-rsid="0014699d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137baa" officeooo:paragraph-rsid="00137baa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137baa" officeooo:paragraph-rsid="0014699d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14699d" officeooo:paragraph-rsid="0014699d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15b4c5" officeooo:paragraph-rsid="0015b4c5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15b4c5" officeooo:paragraph-rsid="0015b4c5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officeooo:rsid="001f9b5d" officeooo:paragraph-rsid="001f9b5d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137baa" officeooo:paragraph-rsid="00137baa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1946ee" officeooo:paragraph-rsid="001a799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rsid="00137baa" officeooo:paragraph-rsid="00137baa"/>
    </style:style>
    <style:style style:name="P20" style:family="paragraph" style:parent-style-name="Standard">
      <style:paragraph-properties fo:text-align="justify" style:justify-single-word="false"/>
      <style:text-properties officeooo:rsid="00137baa" officeooo:paragraph-rsid="0014699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26b55" officeooo:paragraph-rsid="00126b55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26b55" officeooo:paragraph-rsid="00126b55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0df18" officeooo:paragraph-rsid="0010df18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26b55" officeooo:paragraph-rsid="00137baa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4699d" officeooo:paragraph-rsid="001a799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946ee" officeooo:paragraph-rsid="001a799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rsid="00161bc5" officeooo:paragraph-rsid="00161bc5"/>
    </style:style>
    <style:style style:name="P28" style:family="paragraph" style:parent-style-name="Standard">
      <style:paragraph-properties fo:text-align="justify" style:justify-single-word="false"/>
      <style:text-properties officeooo:rsid="00165899" officeooo:paragraph-rsid="00165899"/>
    </style:style>
    <style:style style:name="P29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font-style="normal" officeooo:rsid="0015b4c5" officeooo:paragraph-rsid="0015b4c5" style:font-style-asian="normal" style:font-style-complex="normal"/>
    </style:style>
    <style:style style:name="P30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style="italic" officeooo:rsid="00137baa" officeooo:paragraph-rsid="00137baa" style:font-style-asian="italic" style:font-style-complex="italic"/>
    </style:style>
    <style:style style:name="P31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-0.101cm" style:auto-text-indent="false" style:page-number="auto" fo:background-color="transparent"/>
      <style:text-properties officeooo:rsid="00165899" officeooo:paragraph-rsid="00165899"/>
    </style:style>
    <style:style style:name="P32" style:family="paragraph" style:parent-style-name="Standard">
      <loext:graphic-properties draw:fill="none"/>
      <style:paragraph-properties fo:margin-left="1.3cm" fo:margin-right="0cm" fo:text-align="justify" style:justify-single-word="false" fo:text-indent="-0.101cm" style:auto-text-indent="false" fo:background-color="transparent"/>
      <style:text-properties officeooo:rsid="00165899" officeooo:paragraph-rsid="00165899"/>
    </style:style>
    <style:style style:name="P33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fo:font-style="italic" officeooo:rsid="00137baa" officeooo:paragraph-rsid="00137baa" style:font-style-asian="italic" style:font-style-complex="italic"/>
    </style:style>
    <style:style style:name="P34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fo:font-style="italic" officeooo:rsid="00137baa" officeooo:paragraph-rsid="00137baa" style:font-style-asian="italic" style:font-style-complex="italic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165899" officeooo:paragraph-rsid="00165899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weight="normal" officeooo:rsid="001cf820" officeooo:paragraph-rsid="001cf820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65899" officeooo:paragraph-rsid="00165899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83713" officeooo:paragraph-rsid="00183713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normal" officeooo:rsid="00183713" officeooo:paragraph-rsid="00183713" style:font-style-asian="normal" style:font-style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183713" officeooo:paragraph-rsid="00183713" style:font-style-asian="normal" style:font-style-complex="normal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weight="bold" officeooo:rsid="001946ee" officeooo:paragraph-rsid="001946ee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946ee" officeooo:paragraph-rsid="001946ee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a799b" officeooo:paragraph-rsid="001a799b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b254e" officeooo:paragraph-rsid="001b254e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b254e" officeooo:paragraph-rsid="001cf820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cf820" officeooo:paragraph-rsid="001cf820" style:font-weight-asian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fo:font-weight="normal" officeooo:rsid="001946ee" officeooo:paragraph-rsid="001946ee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fo:font-weight="normal" officeooo:rsid="001946ee" officeooo:paragraph-rsid="001946ee" style:font-weight-asian="normal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normal" officeooo:rsid="001b254e" officeooo:paragraph-rsid="001b254e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2.401cm" fo:margin-right="0cm" fo:text-align="justify" style:justify-single-word="false" fo:text-indent="0cm" style:auto-text-indent="false" fo:background-color="transparent"/>
      <style:text-properties fo:font-weight="normal" officeooo:rsid="001b254e" officeooo:paragraph-rsid="001b254e" style:font-weight-asian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3.401cm" fo:margin-right="0cm" fo:text-align="justify" style:justify-single-word="false" fo:text-indent="0cm" style:auto-text-indent="false" style:page-number="auto" fo:background-color="transparent"/>
      <style:text-properties fo:font-weight="normal" officeooo:rsid="001cf820" officeooo:paragraph-rsid="001cf820" style:font-weight-asian="normal" style:font-weight-complex="normal"/>
    </style:style>
    <style:style style:name="T1" style:family="text">
      <style:text-properties officeooo:rsid="0012edb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edb9" style:font-style-asian="italic" style:font-style-complex="italic"/>
    </style:style>
    <style:style style:name="T4" style:family="text">
      <style:text-properties fo:font-style="italic" officeooo:rsid="0014699d" style:font-style-asian="italic" style:font-style-complex="italic"/>
    </style:style>
    <style:style style:name="T5" style:family="text">
      <style:text-properties fo:font-style="italic" officeooo:rsid="00161bc5" style:font-style-asian="italic" style:font-style-complex="italic"/>
    </style:style>
    <style:style style:name="T6" style:family="text">
      <style:text-properties fo:font-style="italic" officeooo:rsid="00165899" style:font-style-asian="italic" style:font-style-complex="italic"/>
    </style:style>
    <style:style style:name="T7" style:family="text">
      <style:text-properties fo:font-style="italic" officeooo:rsid="001a799b" style:font-style-asian="italic" style:font-style-complex="italic"/>
    </style:style>
    <style:style style:name="T8" style:family="text">
      <style:text-properties officeooo:rsid="00137baa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1bc5" style:font-style-asian="normal" style:font-style-complex="normal"/>
    </style:style>
    <style:style style:name="T11" style:family="text">
      <style:text-properties fo:font-style="normal" officeooo:rsid="00164ac1" style:font-style-asian="normal" style:font-style-complex="normal"/>
    </style:style>
    <style:style style:name="T12" style:family="text">
      <style:text-properties fo:font-style="normal" officeooo:rsid="001a799b" style:font-style-asian="normal" style:font-style-complex="normal"/>
    </style:style>
    <style:style style:name="T13" style:family="text">
      <style:text-properties fo:font-style="normal" officeooo:rsid="001b254e" style:font-style-asian="normal" style:font-style-complex="normal"/>
    </style:style>
    <style:style style:name="T14" style:family="text">
      <style:text-properties fo:font-style="normal" officeooo:rsid="001cf820" style:font-style-asian="normal" style:font-style-complex="normal"/>
    </style:style>
    <style:style style:name="T15" style:family="text">
      <style:text-properties officeooo:rsid="0014699d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15b4c5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officeooo:rsid="001f9b5d" style:font-style-asian="italic" style:font-style-complex="italic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15b4c5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font-style="italic" officeooo:rsid="001fa817" style:font-style-asian="italic" style:font-style-complex="italic"/>
    </style:style>
    <style:style style:name="T25" style:family="text">
      <style:text-properties style:text-position="0% 100%" fo:font-style="normal" style:font-style-asian="normal" style:font-style-complex="normal"/>
    </style:style>
    <style:style style:name="T26" style:family="text">
      <style:text-properties style:text-position="0% 100%" officeooo:rsid="001fa817"/>
    </style:style>
    <style:style style:name="T27" style:family="text">
      <style:text-properties officeooo:rsid="00161bc5"/>
    </style:style>
    <style:style style:name="T28" style:family="text">
      <style:text-properties officeooo:rsid="00183713"/>
    </style:style>
    <style:style style:name="T29" style:family="text">
      <style:text-properties officeooo:rsid="001a799b"/>
    </style:style>
    <style:style style:name="T30" style:family="text">
      <style:text-properties officeooo:rsid="001e3c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2">Às vezes uso um nome/conceito antes de defini-lo. Isso é porque acho que deixar a leitora pensar sobre o significado de algo antes de esse lhe ser dado tende a facilitar a memorização posterior. Além disso, n</text:span><text:span text:style-name="T9">o lugar de definir tudo o que vou usar, prefiro definir apenas algumas coisas e esperar que as demais fiquem claras pelo contexto ou pelos exemplos </text:span><text:span text:style-name="T12">(ou, eventualmente, pode ser porque eu mesmo não sei bem a definição e só trabalho pelos exemplos.. nestes casos, quando eu chegar a uma definição satisfatória, é possível que atualize este documento)</text:span><text:span text:style-name="T9">. </text:span></text:p>
      <text:p text:style-name="P18">Se não for o caso <text:span text:style-name="T29">de que algo ficou claro o bastante só pela exposição aqui presente</text:span>, for favor <text:span text:style-name="T29">me </text:span>dê um toque.</text:p>
      <text:p text:style-name="P22"/>
      <text:p text:style-name="P25">Para evitar ambiguidade será utilizada a convenção de “<text:span text:style-name="T2">The Art of Prolog” para diferenciação de fatos e goals:</text:span> fatos serão escritos como usual e goals com um ponto de interrogação:</text:p>
      <text:p text:style-name="P25"/>
      <text:p text:style-name="P25"><text:tab/><text:span text:style-name="T2">p(a). <text:s/><text:tab/>% É um fato</text:span></text:p>
      <text:p text:style-name="P25"><text:span text:style-name="T2"><text:tab/>p(a)?<text:tab/><text:tab/>% É um goal</text:span></text:p>
      <text:p text:style-name="P22"/>
      <text:p text:style-name="P21">Predicados de inspeção de estrutura</text:p>
      <text:p text:style-name="P3"/>
      <text:p text:style-name="P4">São predicados importantes aos quais, creio eu, já demos uma rápida olhada antes. Será útil vê-los com um pouco mais de detalhe. </text:p>
      <text:p text:style-name="P4"/>
      <text:p text:style-name="P4"/>
      <text:p text:style-name="P24"><text:span text:style-name="T1">Entre esses predicados estão os predicados de tipo</text:span></text:p>
      <text:p text:style-name="P3"/>
      <text:p text:style-name="P3">Um tipo, em prolog, é algo como:</text:p>
      <text:p text:style-name="P3"/>
      <text:p text:style-name="P3"><text:tab/><text:span text:style-name="T2">% </text:span><text:span text:style-name="T3">X é uma árvore binária se</text:span></text:p>
      <text:p text:style-name="P6"><text:tab/>% <text:tab/><text:span text:style-name="T1">X = arvore_b(R, E, D) e (leia “X é unificável com ..”)</text:span></text:p>
      <text:p text:style-name="P6"><text:tab/>%<text:tab/><text:span text:style-name="T1">e E e D são uma árvore binária</text:span></text:p>
      <text:p text:style-name="P6"/>
      <text:p text:style-name="P6"><text:tab/>arvore_<text:span text:style-name="T1">b(void</text:span>).</text:p>
      <text:p text:style-name="P6"><text:tab/>arvore_<text:span text:style-name="T1">b</text:span>(<text:span text:style-name="T1">arvore_b(R, E, D</text:span>) :- </text:p>
      <text:p text:style-name="P6"><text:tab/><text:tab/>arvore_<text:span text:style-name="T1">b</text:span>(E),</text:p>
      <text:p text:style-name="P6"><text:tab/><text:tab/>arvore_<text:span text:style-name="T1">b</text:span>(D). </text:p>
      <text:p text:style-name="P3"/>
      <text:p text:style-name="P3"/>
      <text:p text:style-name="P5">Esse tipo de tipo é importante e útil, mas não é a isso que me refiro, e sim aos tipos primitivos do prolog. Alguns <text:s/>predicados de tipo são:</text:p>
      <text:p text:style-name="P5"/>
      <text:p text:style-name="P7"><text:tab/>integer/1, <text:span text:style-name="T8">real/1, </text:span>atom/1, <text:span text:style-name="T8">compound/1</text:span></text:p>
      <text:p text:style-name="P7"/>
      <text:p text:style-name="P11">Eles podem ser interpretados como uma lista infinita de fatos:</text:p>
      <text:p text:style-name="P11"/>
      <text:p text:style-name="P11"><text:tab/><text:span text:style-name="T2">integer(0). integer(1). …</text:span></text:p>
      <text:p text:style-name="P11"><text:span text:style-name="T2"/></text:p>
      <text:p text:style-name="P19"><text:soft-page-break/>E são o que se espera: verdadeiros quando seu argumento é do tipo buscado, falsos caso contrário. Segue uma breve explicação dos outros dois predicados:</text:p>
      <text:p text:style-name="P19"/>
      <text:p text:style-name="P8"><text:tab/>atom/1 <text:span text:style-name="T9">: um termo é um átomo se ele é uma constante não numérica</text:span></text:p>
      <text:p text:style-name="P30">compound/1 <text:span text:style-name="T9">: um termo é composto se ele é composto (isto é, algo como </text:span>p(a, b), c(v, B), etc.)</text:p>
      <text:p text:style-name="P8"/>
      <text:p text:style-name="P11">A partir desses predicados, podemos formar outros:</text:p>
      <text:p text:style-name="P11"/>
      <text:p text:style-name="P11"><text:tab/><text:span text:style-name="T2">number(X) :- integer(X); real(X). </text:span>% real aqui significa ponto flutuante</text:p>
      <text:p text:style-name="P11"/>
      <text:p text:style-name="P12"><text:tab/><text:span text:style-name="T2">constant(X) :- number(X); atom(X). </text:span></text:p>
      <text:p text:style-name="P12"><text:span text:style-name="T2"><text:tab/>% lembre que “;”, lê-se, intuitivamente, como “ou”</text:span></text:p>
      <text:p text:style-name="P11"><text:span text:style-name="T2"/></text:p>
      <text:p text:style-name="P20"><text:span text:style-name="T2">Obs</text:span><text:span text:style-name="T20">1</text:span><text:span text:style-name="T2">.: Apesar de predicados de tipo serem importantes para a correção do programa, são geralmente omitidos por quest</text:span><text:span text:style-name="T4">ões</text:span><text:span text:style-name="T2"> de efici</text:span><text:span text:style-name="T4">ê</text:span><text:span text:style-name="T2">ncia, </text:span><text:span text:style-name="T6">exceto nos predicados a seguir</text:span><text:span text:style-name="T2">.</text:span></text:p>
      <text:p text:style-name="P16">Obs<text:span text:style-name="T16">2</text:span><text:span text:style-name="T21">.: </text:span><text:span text:style-name="T23">real/1 </text:span><text:span text:style-name="T21">não está presente no swi prolog. </text:span><text:span text:style-name="T26">No lugar, usa-se o </text:span><text:span text:style-name="T24">float/1.</text:span></text:p>
      <text:p text:style-name="P11"><text:span text:style-name="T2"/></text:p>
      <text:p text:style-name="P11"><text:span text:style-name="T2"/></text:p>
      <text:p text:style-name="P17">Aces<text:span text:style-name="T15">s</text:span>o de termos compostos</text:p>
      <text:p text:style-name="P8"/>
      <text:p text:style-name="P13">Um aspecto de inspeção de estruturas é inspeção de tipos, lidada acima. Outro é o acesso de termos compostos.</text:p>
      <text:p text:style-name="P13"/>
      <text:p text:style-name="P13">Um dos predicados para acesso de termos compostos é o <text:span text:style-name="T2">functor/3:</text:span></text:p>
      <text:p text:style-name="P13"><text:span text:style-name="T2"/></text:p>
      <text:p text:style-name="P33"><text:span text:style-name="T15">functor(Termo, F, Aridade)? tem sucesso se F é o funtor principal do termo Termo de aridade Aridade</text:span><text:tab/></text:p>
      <text:p text:style-name="P34"/>
      <text:p text:style-name="P9"><text:span text:style-name="T15"><text:tab/>isto é, functor(f(x</text:span><text:span text:style-name="T17">1</text:span><text:span text:style-name="T22">, …,x</text:span><text:span text:style-name="T17">N</text:span><text:span text:style-name="T22">), f, N)? tem sucesso.</text:span></text:p>
      <text:p text:style-name="P9"><text:span text:style-name="T22"/></text:p>
      <text:p text:style-name="P14"><text:span text:style-name="T21">Esse predicado é usado principalmente para decomposição e criação de termos:</text:span></text:p>
      <text:p text:style-name="P14"><text:span text:style-name="T21"/></text:p>
      <text:p text:style-name="P14"><text:span text:style-name="T21"><text:tab/></text:span><text:span text:style-name="T23">functor(tio(a,b), X, Y)? tem a solução {X = tio, Y = 2}</text:span></text:p>
      <text:p text:style-name="P14"><text:span text:style-name="T23"><text:tab/>functor(F, tio(a,b), 2)? tem a solução F = tio</text:span></text:p>
      <text:p text:style-name="P8"><text:tab/></text:p>
      <text:p text:style-name="P15">Outro predicado desse tipo é o arg/3:</text:p>
      <text:p text:style-name="P15"/>
      <text:p text:style-name="P29"><text:span text:style-name="T2">arg(N, Termo, Arg)? tem sucesso se Arg é o N-ésimo argumento do termo Termo</text:span></text:p>
      <text:p text:style-name="P15"><text:span text:style-name="T2"><text:tab/></text:span></text:p>
      <text:p text:style-name="P15"><text:span text:style-name="T2"><text:tab/>arg(1, tio(A, B), X)?, </text:span><text:span text:style-name="T6">por exemplo,</text:span><text:span text:style-name="T2"> tem sucesso</text:span></text:p>
      <text:p text:style-name="P8"/>
      <text:p text:style-name="P10">Obs.: Um termo constante é considerado, em Prolog padrão, um funtor de aridade 0.</text:p>
      <text:p text:style-name="P3"><text:soft-page-break/></text:p>
      <text:p text:style-name="P3"><text:span text:style-name="T27">Outro</text:span><text:tab/> <text:span text:style-name="T27">predicado para inspeção de estruturas é o, assim chamado, </text:span><text:span text:style-name="T5">univ, escrito como “=..”. Termo =.. Lista? </text:span><text:span text:style-name="T10">tem sucesso se Lista é uma lista cujo primeiro elemento é o nome do funtor do termo Termo e cuja calda (o resto da lista) são os argumentos para Termo:</text:span></text:p>
      <text:p text:style-name="P3"><text:span text:style-name="T10"/></text:p>
      <text:p text:style-name="P3"><text:span text:style-name="T10"><text:tab/>tio(a,b) =.. [tio, a, b]? tem sucesso</text:span></text:p>
      <text:p text:style-name="P3"><text:span text:style-name="T10"/></text:p>
      <text:p text:style-name="P27"><text:span text:style-name="T9">Univ tem dois usos: construir um termo dada uma lista, ou uma lista dado um termo.</text:span></text:p>
      <text:p text:style-name="P27"><text:span text:style-name="T9"/></text:p>
      <text:p text:style-name="P27"><text:span text:style-name="T9">Exemplos de programas com aplicações dos conceitos vistos acima estão </text:span><text:span text:style-name="T11">em</text:span><text:span text:style-name="T9"> arquivo companheiro.</text:span></text:p>
      <text:p text:style-name="P27"><text:span text:style-name="T9"/></text:p>
      <text:p text:style-name="P27"><text:span text:style-name="T9">Obs.: Predicados para acesso e construção de termos têm origem na família Prolog de Edinburgo (que tem se tornado o padrão </text:span><text:span text:style-name="T2">de facto</text:span><text:span text:style-name="T9">). </text:span><text:span text:style-name="T11">A forma “=..” para univ vem do Prolog-10, onde era usado “,..” no lugar de “|” em listas ( [a, b,.. Xs] no lugar de [a, b|Xs]).</text:span></text:p>
      <text:p text:style-name="P2"/>
      <text:p text:style-name="P1"/>
      <text:p text:style-name="P1"/>
      <text:p text:style-name="P23">Predicados <text:span text:style-name="T29">para</text:span> meta<text:span text:style-name="T28">-</text:span>programação</text:p>
      <text:p text:style-name="P1"/>
      <text:p text:style-name="P1"/>
      <text:p text:style-name="P28">Predicados de meta<text:span text:style-name="T28">-</text:span>programação nos permite superar duas dificuldades principais no use de variáveis: </text:p>
      <text:p text:style-name="P28"><text:tab/></text:p>
      <text:p text:style-name="P31"><text:tab/>1º) No uso de predicados tais como os predicados aritméticos, não é permitido o uso de variáveis (não instanciadas): <text:span text:style-name="T30">Z is</text:span> X + Y resulta em erro.</text:p>
      <text:p text:style-name="P32">2º) Durante a inspeção de estrutura, variáveis podem ser instanciadas acidentalmente.</text:p>
      <text:p text:style-name="P32"/>
      <text:p text:style-name="P35">É esperado que essas dificuldades sejam melhor compreendidas com o restante do texto.</text:p>
      <text:p text:style-name="P37"/>
      <text:p text:style-name="P38">O predicado de meta-programação básico é o <text:span text:style-name="T2">var/1</text:span><text:span text:style-name="T9">. Seu comportamento é o intuitivamente esperado: </text:span><text:span text:style-name="T2">var(Termo)? </text:span><text:span text:style-name="T9">tem sucesso se Termo é uma variável e falha caso contrário:</text:span></text:p>
      <text:p text:style-name="P38"><text:span text:style-name="T9"><text:tab/></text:span></text:p>
      <text:p text:style-name="P38"><text:span text:style-name="T9"><text:tab/></text:span><text:span text:style-name="T2">var(X)? tem sucesso, var(a)? e var([X[Xs]) falham</text:span></text:p>
      <text:p text:style-name="P39"/>
      <text:p text:style-name="P40">O predicado <text:span text:style-name="T2">nonvar/1</text:span> é análogo ao <text:span text:style-name="T2">var/1 </text:span>e tem o comportamento intuitivamente esperado. </text:p>
      <text:p text:style-name="P40"/>
      <text:p text:style-name="P40">Predicados meta-logicos (como os acima) podem ser usados para dar maior flexibilidade a programas. Exemplos estão no arquivo companheiro.</text:p>
      <text:p text:style-name="P38"><text:span text:style-name="T9"/></text:p>
      <text:p text:style-name="P38"><text:soft-page-break/><text:span text:style-name="T9"/></text:p>
      <text:p text:style-name="P41"><text:span text:style-name="T9">Convenções a serem usadas adiante</text:span></text:p>
      <text:p text:style-name="P42"><text:span text:style-name="T9"/></text:p>
      <text:p text:style-name="P43"><text:span text:style-name="T9">Algumas das convenções a serem usadas estão listadas abaixo </text:span><text:span text:style-name="T13">para referência</text:span><text:span text:style-name="T9"> (algumas delas já estão em uso, como deve ter notado, </text:span><text:span text:style-name="T13">e outras serão melhor explicitadas durante a leitura do programa, sendo, portanto, omitidas</text:span><text:span text:style-name="T9">):</text:span></text:p>
      <text:p text:style-name="P43"><text:span text:style-name="T9"/></text:p>
      <text:p text:style-name="P47"><text:span text:style-name="T9">.</text:span><text:span text:style-name="T12">U</text:span><text:span text:style-name="T9">samos </text:span><text:span text:style-name="T7">p/n </text:span><text:span text:style-name="T12">para expressar que o predicado p tem aridade n;</text:span></text:p>
      <text:p text:style-name="P48"><text:span text:style-name="T12">.</text:span><text:span text:style-name="T13">Sempre que uma variável não for usada, será usado a variável anônima ‘_’. Em vários ambientes Prolog, uma mensagem é emitida quando isso não é feito. O objetivo é não tirar o foco da informação importante;</text:span></text:p>
      <text:p text:style-name="P48"><text:span text:style-name="T13"/></text:p>
      <text:p text:style-name="P44"><text:span text:style-name="T9">Os programas-exemplo até agora foram suficientemente simples para não exigir muita documentação ou muitos comentários no código. À medida que fizermos programas mais complicados/complexos, isso não será mais uma realidade.</text:span></text:p>
      <text:p text:style-name="P44"><text:span text:style-name="T9"/></text:p>
      <text:p text:style-name="P44"><text:span text:style-name="T9">O desenvolvimento de programas não tipados pode render uma prototipagem mais rápida e desenvolvimento mais interativo, mas, para projetos mais envolventes, a presença de tipos tem se mostrado importante, </text:span><text:span text:style-name="T14">e devem ser especificados</text:span><text:span text:style-name="T9">. Ademais, </text:span><text:span text:style-name="T14">enquanto que, a princípio, um programa lógico tem vários usos, na prática, isso raramente é o caso. Os possíveis usos de um programa devem ser especificados.</text:span></text:p>
      <text:p text:style-name="P44"><text:span text:style-name="T14"/></text:p>
      <text:p text:style-name="P46"><text:span text:style-name="T9">Para indicar quais entradas, para um dado uso, de um predicado devem ser argumentos instanciados, quais não são, e quais se tornam, será utilizada a seguinte convenção:</text:span></text:p>
      <text:p text:style-name="P46"><text:span text:style-name="T9"><text:tab/><text:tab/></text:span></text:p>
      <text:p text:style-name="P46"><text:span text:style-name="T9"><text:tab/><text:tab/>.Quando um argumento é instanciado, usa-se +</text:span></text:p>
      <text:p text:style-name="P46"><text:span text:style-name="T9"><text:tab/><text:tab/>.Quando um argumento não é instanciado, usa-se -;</text:span></text:p>
      <text:p text:style-name="P46"><text:span text:style-name="T9"><text:tab/><text:tab/>.Quando tanto faz se um argumento é instanciado, usa-se ?;</text:span></text:p>
      <text:p text:style-name="P46"><text:span text:style-name="T9"><text:tab/><text:tab/></text:span></text:p>
      <text:p text:style-name="P36"><text:span text:style-name="T9"><text:tab/><text:tab/>Ex.: </text:span></text:p>
      <text:p text:style-name="P51"><text:span text:style-name="T2">p(+, +, -) → p(+, +, +)</text:span><text:span text:style-name="T9"> indica que, ao se chamar </text:span><text:span text:style-name="T2">p/3</text:span><text:span text:style-name="T9">, os dois primeiros argumentos são instanciados e o terceiro não e, no final, todos os três argumentos são instanciados</text:span></text:p>
      <text:p text:style-name="P44"><text:span text:style-name="T9"/></text:p>
      <text:p text:style-name="P44"><text:span text:style-name="T9">Uma especificação de programa, quando utilizada, deve seguir o seguinte esqueleto:</text:span></text:p>
      <text:p text:style-name="P44"><text:span text:style-name="T9"/></text:p>
      <text:p text:style-name="P45"><text:span text:style-name="T9"><text:tab/><text:tab/></text:span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oft-page-break/><text:span text:style-name="T9"><text:tab/><text:tab/>p(T</text:span><text:span text:style-name="T18">1</text:span><text:span text:style-name="T25">, …, T</text:span><text:span text:style-name="T18">N</text:span><text:span text:style-name="T25">)</text:span></text:p>
      <text:p text:style-name="P44"><text:span text:style-name="T25"/></text:p>
      <text:p text:style-name="P49"><text:span text:style-name="T25"><text:s/>Tipos:</text:span></text:p>
      <text:p text:style-name="P50"><text:span text:style-name="T25"><text:tab/>T</text:span><text:span text:style-name="T18">1</text:span><text:span text:style-name="T25">: tipo</text:span></text:p>
      <text:p text:style-name="P50"><text:span text:style-name="T25"><text:tab/>.</text:span></text:p>
      <text:p text:style-name="P50"><text:span text:style-name="T25"><text:tab/>.</text:span></text:p>
      <text:p text:style-name="P50"><text:span text:style-name="T25"><text:tab/>.</text:span></text:p>
      <text:p text:style-name="P50"><text:span text:style-name="T25"><text:tab/>T</text:span><text:span text:style-name="T18">N</text:span><text:span text:style-name="T25">: tipo</text:span></text:p>
      <text:p text:style-name="P50"><text:span text:style-name="T25"/></text:p>
      <text:p text:style-name="P50"><text:span text:style-name="T25">Esquema de relação:</text:span></text:p>
      <text:p text:style-name="P50"><text:span text:style-name="T25">Modos de uso:</text:span></text:p>
      <text:p text:style-name="P50"><text:span text:style-name="T25">Multiplicidades de solu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33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0:10:17.342278633</meta:creation-date>
    <dc:date>2017-09-04T15:49:31.598389237</dc:date>
    <meta:editing-duration>PT1H59M47S</meta:editing-duration>
    <meta:editing-cycles>5</meta:editing-cycles>
    <meta:generator>LibreOffice/5.3.5.2$Linux_X86_64 LibreOffice_project/30m0$Build-2</meta:generator>
    <meta:document-statistic meta:table-count="0" meta:image-count="0" meta:object-count="0" meta:page-count="5" meta:paragraph-count="85" meta:word-count="1096" meta:character-count="6584" meta:non-whitespace-character-count="5501"/>
  </office:meta>
</office:document-meta>
</file>